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1.721cm"/>
    </style:style>
    <style:style style:name="Tableau3.B" style:family="table-column">
      <style:table-column-properties style:column-width="5.29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_20_1">
      <style:paragraph-properties fo:margin-top="0.3cm" fo:margin-bottom="0.101cm" loext:contextual-spacing="false" style:writing-mode="page"/>
    </style:style>
    <style:style style:name="P8" style:family="paragraph" style:parent-style-name="Text">
      <style:text-properties officeooo:rsid="000cd38d" officeooo:paragraph-rsid="00177bbd"/>
    </style:style>
    <style:style style:name="P9" style:family="paragraph" style:parent-style-name="Text">
      <style:text-properties officeooo:rsid="00177bbd" officeooo:paragraph-rsid="00177bbd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7b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h text:style-name="P7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 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8"><text:span text:style-name="T4"><text:text-input text:description="&lt;if test=&quot;o.subtenon == False&quot;&gt;">&lt;if test="o.subtenon == False"&gt;</text:text-input></text:span></text:p>
      <text:p text:style-name="P9">Anesthésie par Xylocaine</text:p>
      <text:p text:style-name="P9"><text:text-input text:description="&lt;/if&gt;">endif</text:text-input>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cm" fo:margin-bottom="0cm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10-30T00:43:16.512386917</dc:date>
    <meta:editing-duration>PT11H37M57S</meta:editing-duration>
    <meta:editing-cycles>175</meta:editing-cycles>
    <dc:creator>Laurent FRANCOIS</dc:creator>
    <meta:document-statistic meta:table-count="2" meta:image-count="0" meta:object-count="0" meta:page-count="1" meta:paragraph-count="52" meta:word-count="326" meta:character-count="2005" meta:non-whitespace-character-count="1797"/>
  </office:meta>
</office:document-meta>
</file>